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style:text-properties officeooo:rsid="000b6588" officeooo:paragraph-rsid="000b6588"/>
    </style:style>
    <style:style style:name="P2" style:family="paragraph" style:parent-style-name="Standard">
      <style:paragraph-properties fo:line-height="150%"/>
      <style:text-properties officeooo:rsid="00070d73" officeooo:paragraph-rsid="00070d73"/>
    </style:style>
    <style:style style:name="P3" style:family="paragraph" style:parent-style-name="Standard">
      <style:paragraph-properties fo:line-height="150%"/>
      <style:text-properties officeooo:rsid="000b956c" officeooo:paragraph-rsid="000b956c"/>
    </style:style>
    <style:style style:name="P4" style:family="paragraph" style:parent-style-name="Standard">
      <style:paragraph-properties fo:line-height="150%"/>
      <style:text-properties officeooo:rsid="000d4c38" officeooo:paragraph-rsid="000d4c38"/>
    </style:style>
    <style:style style:name="P5" style:family="paragraph" style:parent-style-name="Standard">
      <style:paragraph-properties fo:line-height="150%"/>
      <style:text-properties officeooo:rsid="000d4c38" officeooo:paragraph-rsid="000f6729"/>
    </style:style>
    <style:style style:name="P6" style:family="paragraph" style:parent-style-name="Standard">
      <style:paragraph-properties fo:line-height="150%"/>
      <style:text-properties officeooo:rsid="000f6729" officeooo:paragraph-rsid="000f6729"/>
    </style:style>
    <style:style style:name="P7" style:family="paragraph" style:parent-style-name="Standard">
      <style:paragraph-properties fo:line-height="150%"/>
      <style:text-properties officeooo:rsid="000fe40a" officeooo:paragraph-rsid="000fe40a"/>
    </style:style>
    <style:style style:name="P8" style:family="paragraph" style:parent-style-name="Standard">
      <style:paragraph-properties fo:line-height="150%"/>
      <style:text-properties officeooo:rsid="000fe40a" officeooo:paragraph-rsid="00104a2d"/>
    </style:style>
    <style:style style:name="P9" style:family="paragraph" style:parent-style-name="Standard">
      <style:paragraph-properties fo:line-height="150%"/>
      <style:text-properties officeooo:rsid="000a0ae7" officeooo:paragraph-rsid="000a0ae7"/>
    </style:style>
    <style:style style:name="P10" style:family="paragraph" style:parent-style-name="Standard">
      <style:paragraph-properties fo:line-height="150%" fo:break-before="page"/>
      <style:text-properties officeooo:rsid="000d4c38" officeooo:paragraph-rsid="000d4c38"/>
    </style:style>
    <style:style style:name="P11" style:family="paragraph">
      <style:paragraph-properties fo:text-align="center"/>
    </style:style>
    <style:style style:name="P12" style:family="paragraph">
      <loext:graphic-properties draw:fill-color="#99ff99"/>
      <style:paragraph-properties fo:text-align="center"/>
    </style:style>
    <style:style style:name="P13" style:family="paragraph">
      <loext:graphic-properties draw:fill-color="#99ffff"/>
      <style:paragraph-properties fo:text-align="center"/>
      <style:text-properties fo:font-size="12pt"/>
    </style:style>
    <style:style style:name="P14" style:family="paragraph">
      <loext:graphic-properties draw:fill-color="#ffffff"/>
      <style:paragraph-properties fo:text-align="center"/>
    </style:style>
    <style:style style:name="P15" style:family="paragraph">
      <loext:graphic-properties draw:fill-color="#ffff66"/>
      <style:text-properties fo:font-size="12pt"/>
    </style:style>
    <style:style style:name="P16" style:family="paragraph">
      <style:paragraph-properties fo:text-align="center"/>
      <style:text-properties fo:font-size="12pt"/>
    </style:style>
    <style:style style:name="P17" style:family="paragraph">
      <loext:graphic-properties draw:fill="none" draw:fill-color="#ffffff"/>
    </style:style>
    <style:style style:name="P18" style:family="paragraph">
      <loext:graphic-properties draw:fill-color="#ff9999"/>
      <style:paragraph-properties fo:text-align="center"/>
    </style:style>
    <style:style style:name="T1" style:family="text">
      <style:text-properties officeooo:rsid="000d4c38"/>
    </style:style>
    <style:style style:name="T2" style:family="text">
      <style:text-properties officeooo:rsid="000f6729"/>
    </style:style>
    <style:style style:name="T3" style:family="text">
      <style:text-properties officeooo:rsid="00070d73"/>
    </style:style>
    <style:style style:name="T4" style:family="text">
      <style:text-properties officeooo:rsid="00104a2d"/>
    </style:style>
    <style:style style:name="T5" style:family="text">
      <style:text-properties fo:font-size="12pt"/>
    </style:style>
    <style:style style:name="gr1" style:family="graphic">
      <style:graphic-properties draw:fill-color="#99ff99" draw:textarea-horizontal-align="justify" draw:textarea-vertical-align="middle" draw:auto-grow-height="false" fo:min-height="0.2362in" fo:min-width="0.6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ffff" draw:textarea-horizontal-align="justify" draw:textarea-vertical-align="middle" draw:auto-grow-height="false" fo:min-height="0.4445in" fo:min-width="2.9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3228in" fo:min-width="2.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66" draw:textarea-horizontal-align="justify" draw:textarea-vertical-align="middle" draw:auto-grow-height="false" fo:min-height="0.2972in" fo:min-width="1.5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3228in" fo:min-width="1.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0.3126in" fo:min-width="3.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0.3228in" fo:min-width="1.9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9999" draw:textarea-horizontal-align="justify" draw:textarea-vertical-align="middle" draw:auto-grow-height="false" fo:min-height="0.2362in" fo:min-width="0.6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ologic computing Hw 4</text:p>
      <text:p text:style-name="P2">Steven Rizo</text:p>
      <text:p text:style-name="P2"/>
      <text:p text:style-name="P2">Problem 1:</text:p>
      <text:p text:style-name="P9">Determining the frequency-magnitude relationship for a given earthquake catalog. This will count and output the number of earthquakes greater than or equal to each magnitude from M2 to M9 and the log of each frequency.</text:p>
      <text:p text:style-name="P2"/>
      <text:p text:style-name="P1">Command:</text:p>
      <text:p text:style-name="P1">perl magnitude.pl earthquake_catalog_example.dat &gt; magnitude.out</text:p>
      <text:p text:style-name="P3">or</text:p>
      <text:p text:style-name="P3">perl magnitude_hash.pl earthquake_catalog_example.dat &gt; magnitude_hash.out</text:p>
      <text:p text:style-name="P2"/>
      <text:p text:style-name="P1">Output:</text:p>
      <text:p text:style-name="P1">Number of events by Richter Magnitude </text:p>
      <text:p text:style-name="P1">M2 = 21500 </text:p>
      <text:p text:style-name="P1">M3 = 15720 </text:p>
      <text:p text:style-name="P1">M4 = 2432 </text:p>
      <text:p text:style-name="P1">M5 = 377 </text:p>
      <text:p text:style-name="P1">M6 = 35 </text:p>
      <text:p text:style-name="P1">M7 = 6 </text:p>
      <text:p text:style-name="P1">M8 = 0</text:p>
      <text:p text:style-name="P1">M9 = 0 </text:p>
      <text:p text:style-name="P1"/>
      <text:p text:style-name="P1">Log number of events by Richter Magnitude </text:p>
      <text:p text:style-name="P1">M2 = 4.3324384599156 </text:p>
      <text:p text:style-name="P1">M3 = 4.19645254170339 </text:p>
      <text:p text:style-name="P1">M4 = 3.3859635706007 </text:p>
      <text:p text:style-name="P1">M5 = 2.57634135020579 </text:p>
      <text:p text:style-name="P1">M6 = 1.54406804435028 </text:p>
      <text:p text:style-name="P1">M7 = 0.778151250383644 </text:p>
      <text:p text:style-name="P1">M8 = -inf </text:p>
      <text:p text:style-name="P1">M9 = -inf</text:p>
      <text:p text:style-name="P1"><text:soft-page-break/></text:p>
      <text:p text:style-name="P4">Discussion:</text:p>
      <text:p text:style-name="P4"><draw:custom-shape text:anchor-type="paragraph" draw:z-index="0" draw:name="Shape1" draw:style-name="gr1" draw:text-style-name="P12" svg:width="0.9169in" svg:height="0.3335in" svg:x="2.7071in" svg:y="3.8181in"><text:p text:style-name="P11">Beg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Shape2" draw:style-name="gr2" draw:text-style-name="P11" svg:x1="3.1445in" svg:y1="4.1618in" svg:x2="3.1445in" svg:y2="4.3598in"><text:p/></draw:line><draw:custom-shape text:anchor-type="paragraph" draw:z-index="2" draw:name="Shape3" draw:style-name="gr3" draw:text-style-name="P13" svg:width="2.9724in" svg:height="0.4921in" svg:x="1.6339in" svg:y="4.3598in"><text:p text:style-name="P11"><text:span text:style-name="T5">Input: earthquake catalog data</text:span></text:p><text:p text:style-name="P11"><text:span text:style-name="T5">Initialize: hash for M2 to M9 variab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 draw:name="Shape2" draw:style-name="gr2" draw:text-style-name="P11" svg:x1="3.1551in" svg:y1="4.8598in" svg:x2="3.1551in" svg:y2="5.0579in"><text:p/></draw:line><draw:custom-shape text:anchor-type="paragraph" draw:z-index="4" draw:name="Shape4" draw:style-name="gr4" draw:text-style-name="P14" svg:width="2.6461in" svg:height="0.3232in" svg:x="1.8736in" svg:y="5.0575in"><text:p text:style-name="P11">Read line of data and assign variables</text:p><draw:enhanced-geometry svg:viewBox="0 0 21600 21600" draw:type="rectangle" draw:enhanced-path="M 0 0 L 21600 0 21600 21600 0 21600 0 0 Z N"/></draw:custom-shape><draw:line text:anchor-type="paragraph" draw:z-index="5" draw:name="Shape2" draw:style-name="gr2" draw:text-style-name="P11" svg:x1="3.1547in" svg:y1="5.3803in" svg:x2="3.1547in" svg:y2="5.5783in"><text:p/></draw:line><draw:custom-shape text:anchor-type="paragraph" draw:z-index="6" draw:name="Shape5" draw:style-name="gr5" draw:text-style-name="P15" svg:width="3.0106in" svg:height="0.5941in" svg:x="1.6654in" svg:y="6.089in"><text:p><text:span text:style-name="T5">If magnitude &gt;= N</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name="Shape2" draw:style-name="gr2" draw:text-style-name="P16" svg:x1="3.1756in" svg:y1="6.6823in" svg:x2="3.1756in" svg:y2="6.8807in"><text:p/></draw:line><draw:custom-shape text:anchor-type="paragraph" draw:z-index="8" draw:name="Shape4" draw:style-name="gr6" draw:text-style-name="P14" svg:width="1.9067in" svg:height="0.3232in" svg:x="2.2173in" svg:y="6.8909in"><text:p text:style-name="P11">Increase counter for M(N)</text:p><draw:enhanced-geometry svg:viewBox="0 0 21600 21600" draw:type="rectangle" draw:enhanced-path="M 0 0 L 21600 0 21600 21600 0 21600 0 0 Z N"/></draw:custom-shape><draw:custom-shape text:anchor-type="paragraph" draw:z-index="9" draw:name="Shape6" draw:style-name="gr7" draw:text-style-name="P14" svg:width="3.0106in" svg:height="0.313in" svg:x="1.6134in" svg:y="5.5783in"><text:p text:style-name="P11">For each value of magnitude N from 2 to 9</text:p><draw:enhanced-geometry svg:viewBox="0 0 21600 21600" draw:type="rectangle" draw:enhanced-path="M 0 0 L 21600 0 21600 21600 0 21600 0 0 Z N"/></draw:custom-shape><draw:line text:anchor-type="paragraph" draw:z-index="10" draw:name="Shape2" draw:style-name="gr2" draw:text-style-name="P11" svg:x1="3.1654in" svg:y1="5.8909in" svg:x2="3.1654in" svg:y2="6.089in"><text:p/></draw:line><draw:custom-shape text:anchor-type="paragraph" draw:z-index="11" draw:name="Shape4" draw:style-name="gr8" draw:text-style-name="P14" svg:width="1.9689in" svg:height="0.3232in" svg:x="2.1236in" svg:y="7.4638in"><text:p text:style-name="P11">More values for N?</text:p><draw:enhanced-geometry svg:viewBox="0 0 21600 21600" draw:type="rectangle" draw:enhanced-path="M 0 0 L 21600 0 21600 21600 0 21600 0 0 Z N"/></draw:custom-shape><draw:line text:anchor-type="paragraph" draw:z-index="12" draw:name="Shape2" draw:style-name="gr2" draw:text-style-name="P16" svg:x1="3.1862in" svg:y1="7.265in" svg:x2="3.1862in" svg:y2="7.4634in"><text:p/></draw:line><draw:line text:anchor-type="paragraph" draw:z-index="13" draw:name="Shape2" draw:style-name="gr2" draw:text-style-name="P16" svg:x1="3.1756in" svg:y1="7.7866in" svg:x2="3.1756in" svg:y2="7.985in"><text:p/></draw:line><draw:custom-shape text:anchor-type="paragraph" draw:z-index="14" draw:name="Shape4" draw:style-name="gr6" draw:text-style-name="P14" svg:width="1.9067in" svg:height="0.3232in" svg:x="2.1756in" svg:y="7.9846in"><text:p text:style-name="P11">More data?</text:p><draw:enhanced-geometry svg:viewBox="0 0 21600 21600" draw:type="rectangle" draw:enhanced-path="M 0 0 L 21600 0 21600 21600 0 21600 0 0 Z N"/></draw:custom-shape><draw:line text:anchor-type="paragraph" draw:z-index="15" draw:name="Shape7" draw:style-name="gr9" draw:text-style-name="P11" svg:x1="2.1236in" svg:y1="7.7138in" svg:x2="1.0193in" svg:y2="7.7138in"><text:p/></draw:line><draw:line text:anchor-type="paragraph" draw:z-index="16" draw:name="Shape8" draw:style-name="gr9" draw:text-style-name="P11" svg:x1="1.0193in" svg:y1="7.7138in" svg:x2="1.0193in" svg:y2="5.7972in"><text:p/></draw:line><draw:line text:anchor-type="paragraph" draw:z-index="17" draw:name="Shape9" draw:style-name="gr10" draw:text-style-name="P11" svg:x1="1.0193in" svg:y1="5.7972in" svg:x2="1.613in" svg:y2="5.7972in"><text:p/></draw:line><draw:line text:anchor-type="paragraph" draw:z-index="18" draw:name="Shape10" draw:style-name="gr9" draw:text-style-name="P11" svg:x1="4.676in" svg:y1="6.4638in" svg:x2="5.1969in" svg:y2="6.4638in"><text:p/></draw:line><draw:line text:anchor-type="paragraph" draw:z-index="19" draw:name="Shape11" draw:style-name="gr9" draw:text-style-name="P11" svg:x1="5.1969in" svg:y1="6.4638in" svg:x2="5.1969in" svg:y2="7.6409in"><text:p/></draw:line><draw:line text:anchor-type="paragraph" draw:z-index="20" draw:name="Shape12" draw:style-name="gr10" draw:text-style-name="P11" svg:x1="5.1862in" svg:y1="7.6409in" svg:x2="4.0925in" svg:y2="7.6307in"><text:p/></draw:line><draw:frame text:anchor-type="paragraph" draw:z-index="21" draw:name="Shape13" draw:style-name="gr11" draw:text-style-name="P17" svg:width="0.7504in" svg:height="0.2504in" svg:x="4.6756in" svg:y="6.2764in"><draw:text-box><text:p>False</text:p></draw:text-box></draw:frame><draw:frame text:anchor-type="paragraph" draw:z-index="22" draw:name="Shape14" draw:style-name="gr12" draw:text-style-name="P17" svg:width="0.8232in" svg:height="0.2189in" svg:x="3.3008in" svg:y="6.672in"><draw:text-box><text:p>True</text:p></draw:text-box></draw:frame><draw:frame text:anchor-type="paragraph" draw:z-index="23" draw:name="Shape15" draw:style-name="gr13" draw:text-style-name="P17" svg:width="0.6252in" svg:height="0.2295in" svg:x="1.3839in" svg:y="7.4846in"><draw:text-box><text:p>True</text:p></draw:text-box></draw:frame><draw:frame text:anchor-type="paragraph" draw:z-index="24" draw:name="Shape16" draw:style-name="gr14" draw:text-style-name="P17" svg:width="0.563in" svg:height="0.198in" svg:x="3.3217in" svg:y="7.7866in"><draw:text-box><text:p>False</text:p></draw:text-box></draw:frame><draw:line text:anchor-type="paragraph" draw:z-index="25" draw:name="Shape2" draw:style-name="gr2" draw:text-style-name="P16" svg:x1="3.2071in" svg:y1="8.3177in" svg:x2="3.2071in" svg:y2="8.5161in"><text:p/></draw:line><draw:frame text:anchor-type="paragraph" draw:z-index="26" draw:name="Shape16" draw:style-name="gr14" draw:text-style-name="P17" svg:width="0.563in" svg:height="0.198in" svg:x="3.3839in" svg:y="8.3181in"><draw:text-box><text:p>False</text:p></draw:text-box></draw:frame><draw:frame text:anchor-type="paragraph" draw:z-index="27" draw:name="Shape15" draw:style-name="gr13" draw:text-style-name="P17" svg:width="0.6252in" svg:height="0.2295in" svg:x="4.2382in" svg:y="7.9118in"><draw:text-box><text:p>True</text:p></draw:text-box></draw:frame><draw:line text:anchor-type="paragraph" draw:z-index="28" draw:name="Shape17" draw:style-name="gr10" draw:text-style-name="P11" svg:x1="5.5508in" svg:y1="5.172in" svg:x2="4.4673in" svg:y2="5.172in"><text:p/></draw:line><draw:line text:anchor-type="paragraph" draw:z-index="29" draw:name="Shape18" draw:style-name="gr9" draw:text-style-name="P11" svg:x1="5.5508in" svg:y1="8.1409in" svg:x2="5.5508in" svg:y2="5.172in"><text:p/></draw:line><draw:line text:anchor-type="paragraph" draw:z-index="30" draw:name="Shape19" draw:style-name="gr9" draw:text-style-name="P11" svg:x1="5.5508in" svg:y1="8.1409in" svg:x2="4.0819in" svg:y2="8.1409in"><text:p/></draw:line><draw:custom-shape text:anchor-type="paragraph" draw:z-index="31" draw:name="Shape3" draw:style-name="gr3" draw:text-style-name="P13" svg:width="2.9724in" svg:height="0.4921in" svg:x="1.728in" svg:y="8.5161in"><text:p text:style-name="P11"><text:span text:style-name="T5">Output: print values for number of </text:span></text:p><text:p text:style-name="P11"><text:span text:style-name="T5">earthquakes by magni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Shape1" draw:style-name="gr15" draw:text-style-name="P18" svg:width="0.9169in" svg:height="0.3335in" svg:x="2.7902in" svg:y="9.2138in"><text:p text:style-name="P11">End</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3" draw:name="Shape2" draw:style-name="gr2" draw:text-style-name="P11" svg:x1="3.2173in" svg:y1="9.0157in" svg:x2="3.2173in" svg:y2="9.2138in"><text:p/></draw:line>Considering the Gutenburg-Richter Law states that there is supposed to be a linear correlation between the magnitude and the log of the frequency, this data seems to support the law. It can be seen with a nearly 1 to 1 change between magnitude and log-frequency from M3 to M7. The problem with this is that the change from M2 to M3 does not fit the law. An explanation for this could be that there are smaller events within the M2 category that were not included or recorded in this dataset, so that the value is lower than what would actually be seen. The values for M8 and M9 are only because there were no events of this magnitude, so this doesn’t contradict the <text:s/>Gutenburg-Richter Law.<text:span text:style-name="T3">Problem 1 Flowchart:</text:span></text:p>
      <text:p text:style-name="P10">Problem 2:</text:p>
      <text:p text:style-name="P5">This problem uses the script developed in problem 1 and applies it to a selected area of USGS data. <text:span text:style-name="T2">I initially looked at data just in the Lassen region, but there was limited data. I then included more of Northern California and a bit of data off of the coast near the triple junction. I will also be using data from Japan to see values for some of the larger magnitude earthquakes. Both data sets include events magnitude 2 and above from January 1, 2000 to present.</text:span></text:p>
      <text:p text:style-name="P5"/>
      <text:p text:style-name="P6">Commands:</text:p>
      <text:p text:style-name="P7">perl magnitude_csv.pl north_cal.csv &gt; magnitude_cal.out</text:p>
      <text:p text:style-name="P7">and</text:p>
      <text:p text:style-name="P7">perl magnitude_csv.pl japan.csv &gt; magnitude_japan.out</text:p>
      <text:p text:style-name="P7"/>
      <text:p text:style-name="P7">Outputs:</text:p>
      <text:p text:style-name="P7">Northern California</text:p>
      <text:p text:style-name="P7">Number of events by Richter Magnitude </text:p>
      <text:p text:style-name="P7">M2 = 17108 </text:p>
      <text:p text:style-name="P7">M3 = 1491 </text:p>
      <text:p text:style-name="P7">M4 = 226 </text:p>
      <text:p text:style-name="P7">M5 = 29 </text:p>
      <text:p text:style-name="P7">M6 = 3 </text:p>
      <text:p text:style-name="P7">M7 = 0 </text:p>
      <text:p text:style-name="P7">M8 = 0 </text:p>
      <text:p text:style-name="P7">M9 = 0 </text:p>
      <text:p text:style-name="P7"/>
      <text:p text:style-name="P7">Log number of events by Richter Magnitude </text:p>
      <text:p text:style-name="P7">M2 = 4.23319924158477 </text:p>
      <text:p text:style-name="P7">M3 = 3.17347764345299 </text:p>
      <text:p text:style-name="P7">M4 = 2.3541084391474 </text:p>
      <text:p text:style-name="P7">M5 = 1.46239799789896 </text:p>
      <text:p text:style-name="P7">M6 = 0.477121254719662 </text:p>
      <text:p text:style-name="P7">M7 = -inf </text:p>
      <text:p text:style-name="P7">M8 = -inf </text:p>
      <text:p text:style-name="P7">M9 = -inf</text:p>
      <text:p text:style-name="P7"><text:soft-page-break/>Japan</text:p>
      <text:p text:style-name="P7">Number of events by Richter Magnitude </text:p>
      <text:p text:style-name="P7">M2 = 16841 </text:p>
      <text:p text:style-name="P7">M3 = 16840 </text:p>
      <text:p text:style-name="P7">M4 = 15408 </text:p>
      <text:p text:style-name="P7">M5 = 1966 </text:p>
      <text:p text:style-name="P7">M6 = 207 </text:p>
      <text:p text:style-name="P7">M7 = 21 </text:p>
      <text:p text:style-name="P7">M8 = 2 </text:p>
      <text:p text:style-name="P7">M9 = 1 </text:p>
      <text:p text:style-name="P7"/>
      <text:p text:style-name="P7">Log number of events by Richter Magnitude </text:p>
      <text:p text:style-name="P7">M2 = 4.22636787585649 </text:p>
      <text:p text:style-name="P7">M3 = 4.22634208716363 </text:p>
      <text:p text:style-name="P7">M4 = 4.18774626978046 </text:p>
      <text:p text:style-name="P7">M5 = 3.29358351349612 </text:p>
      <text:p text:style-name="P7">M6 = 2.31597034545692 </text:p>
      <text:p text:style-name="P7">M7 = 1.32221929473392 </text:p>
      <text:p text:style-name="P7">M8 = 0.301029995663981 </text:p>
      <text:p text:style-name="P7">M9 = 0</text:p>
      <text:p text:style-name="P7"/>
      <text:p text:style-name="P7">Discussion:</text:p>
      <text:p text:style-name="P8">While lacking in larger magnitude earthquakes, the data from Northern California has a very consistent 1 log-frequency to 1 magnitude ratio. This shows a very clear example of the <text:span text:style-name="T1">Gutenburg-Richter Law </text:span>with a linear relationship between the log of the number of events and the magnitude. In contrast, the data from Japan seems to be heavily weighted towards higher magnitude events. The fact that the values for M2, M3 and M4 are <text:span text:style-name="T4">all within 1000 events shows a main</text:span> reason, as this indicates that there is little data for earthquakes below M4 from this database. <text:span text:style-name="T4">This explains the plateau in log-frequency for M2 to M4. However, starting from M4 up to M8 displays a fairly consistent <text:s/>Gutenburg-Richter relationship with linear relation as seen before. The small change from M8 to M9 is likely due to the rarity of these data values, and results from the specific beginning and end time for the dataset. Overall, the Gutenburg-Richter relationship can be seen throughout the data sets from different reg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3:43:54.812699209</meta:creation-date>
    <dc:date>2017-02-07T15:49:25.305392389</dc:date>
    <meta:editing-duration>PT22M</meta:editing-duration>
    <meta:editing-cycles>4</meta:editing-cycles>
    <meta:generator>LibreOffice/5.2.3.3$Linux_X86_64 LibreOffice_project/20m0$Build-3</meta:generator>
    <meta:document-statistic meta:table-count="0" meta:image-count="0" meta:object-count="0" meta:page-count="4" meta:paragraph-count="76" meta:word-count="640" meta:character-count="3685" meta:non-whitespace-character-count="3069"/>
  </office:meta>
</office:document-meta>
</file>